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 table:print="false">
        <table:shapes>
          <draw:frame draw:z-index="0" draw:style-name="gr1" svg:width="21.243cm" svg:height="13.204cm" svg:x="15.305cm" svg:y="4.367cm">
            <draw:object draw:notify-on-update-of-ranges="Planilha1.A14:Planilha1.A14 Planilha1.A15:Planilha1.A16 Planilha1.B14:Planilha1.B14 Planilha1.B15:Planilha1.B16 Planilha1.C14:Planilha1.C14 Planilha1.C15:Planilha1.C16 Planilha1.D14:Planilha1.D14 Planilha1.D15:Planilha1.D16 Planilha1.E14:Planilha1.E14 Planilha1.E15:Planilha1.E16 Planilha1.F14:Planilha1.F14 Planilha1.F15:Planilha1.F16 Planilha1.G14:Planilha1.G14 Planilha1.G15:Planilha1.G16 Planilha1.H14:Planilha1.H14 Planilha1.H15:Planilha1.H16 Planilha1.I14:Planilha1.I14 Planilha1.I15:Planilha1.I16 Planilha1.J14:Planilha1.J14 Planilha1.J15:Planilha1.J16 Planilha1.K14:Planilha1.K14 Planilha1.K15:Planilha1.K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>
            <text:p>Ní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GMTP</text:p>
          </table:table-cell>
          <table:table-cell table:style-name="ce1" office:value-type="string">
            <text:p>DCCP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2^([.A2]+1)-1" office:value-type="float" office:value="1">
            <text:p>1</text:p>
          </table:table-cell>
          <table:table-cell table:formula="of:=[.B2]" office:value-type="float" office:value="1">
            <text:p>1</text:p>
          </table:table-cell>
          <table:table-cell table:formula="of:=[.B2]*10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2^([.A3]+1)-1" office:value-type="float" office:value="3">
            <text:p>3</text:p>
          </table:table-cell>
          <table:table-cell table:formula="of:=[.B3]" office:value-type="float" office:value="3">
            <text:p>3</text:p>
          </table:table-cell>
          <table:table-cell table:formula="of:=[.B3]*10"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2^([.A4]+1)-1" office:value-type="float" office:value="7">
            <text:p>7</text:p>
          </table:table-cell>
          <table:table-cell table:formula="of:=[.B4]" office:value-type="float" office:value="7">
            <text:p>7</text:p>
          </table:table-cell>
          <table:table-cell table:formula="of:=[.B4]*10"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f:=2^([.A5]+1)-1" office:value-type="float" office:value="15">
            <text:p>15</text:p>
          </table:table-cell>
          <table:table-cell table:formula="of:=[.B5]" office:value-type="float" office:value="15">
            <text:p>15</text:p>
          </table:table-cell>
          <table:table-cell table:formula="of:=[.B5]*10"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2^([.A6]+1)-1" office:value-type="float" office:value="31">
            <text:p>31</text:p>
          </table:table-cell>
          <table:table-cell table:formula="of:=[.B6]" office:value-type="float" office:value="31">
            <text:p>31</text:p>
          </table:table-cell>
          <table:table-cell table:formula="of:=[.B6]*10"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2^([.A7]+1)-1" office:value-type="float" office:value="63">
            <text:p>63</text:p>
          </table:table-cell>
          <table:table-cell table:formula="of:=[.B7]" office:value-type="float" office:value="63">
            <text:p>63</text:p>
          </table:table-cell>
          <table:table-cell table:formula="of:=[.B7]*10" office:value-type="float" office:value="630">
            <text:p>63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formula="of:=2^([.A8]+1)-1" office:value-type="float" office:value="127">
            <text:p>127</text:p>
          </table:table-cell>
          <table:table-cell table:formula="of:=[.B8]" office:value-type="float" office:value="127">
            <text:p>127</text:p>
          </table:table-cell>
          <table:table-cell table:formula="of:=[.B8]*10" office:value-type="float" office:value="1270">
            <text:p>127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f:=2^([.A9]+1)-1" office:value-type="float" office:value="255">
            <text:p>255</text:p>
          </table:table-cell>
          <table:table-cell table:formula="of:=[.B9]" office:value-type="float" office:value="255">
            <text:p>255</text:p>
          </table:table-cell>
          <table:table-cell table:formula="of:=[.B9]*10" office:value-type="float" office:value="2550">
            <text:p>2550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2^([.A10]+1)-1" office:value-type="float" office:value="511">
            <text:p>511</text:p>
          </table:table-cell>
          <table:table-cell table:formula="of:=[.B10]" office:value-type="float" office:value="511">
            <text:p>511</text:p>
          </table:table-cell>
          <table:table-cell table:formula="of:=[.B10]*10" office:value-type="float" office:value="5110">
            <text:p>5110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2^([.A11]+1)-1" office:value-type="float" office:value="1023">
            <text:p>1023</text:p>
          </table:table-cell>
          <table:table-cell table:formula="of:=[.B11]" office:value-type="float" office:value="1023">
            <text:p>1023</text:p>
          </table:table-cell>
          <table:table-cell table:formula="of:=[.B11]*10" office:value-type="float" office:value="10230">
            <text:p>1023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Nível 0</text:p>
          </table:table-cell>
          <table:table-cell office:value-type="string">
            <text:p>Nível 1</text:p>
          </table:table-cell>
          <table:table-cell office:value-type="string">
            <text:p>Nível 2</text:p>
          </table:table-cell>
          <table:table-cell office:value-type="string">
            <text:p>Nível 3</text:p>
          </table:table-cell>
          <table:table-cell office:value-type="string">
            <text:p>Nível 4</text:p>
          </table:table-cell>
          <table:table-cell office:value-type="string">
            <text:p>Nível 5</text:p>
          </table:table-cell>
          <table:table-cell office:value-type="string">
            <text:p>Nível 6</text:p>
          </table:table-cell>
          <table:table-cell office:value-type="string">
            <text:p>Nível 7</text:p>
          </table:table-cell>
          <table:table-cell office:value-type="string">
            <text:p>Nível 8</text:p>
          </table:table-cell>
          <table:table-cell office:value-type="string">
            <text:p>Nível 9</text:p>
          </table:table-cell>
        </table:table-row>
        <table:table-row table:style-name="ro1">
          <table:table-cell table:style-name="ce1" office:value-type="string">
            <text:p>GMT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511">
            <text:p>51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table:style-name="ce1" office:value-type="string">
            <text:p>DCCP</text:p>
          </table:table-cell>
          <table:table-cell table:formula="of:=[.B15]*10" office:value-type="float" office:value="10">
            <text:p>10</text:p>
          </table:table-cell>
          <table:table-cell table:formula="of:=[.C15]*10" office:value-type="float" office:value="30">
            <text:p>30</text:p>
          </table:table-cell>
          <table:table-cell table:formula="of:=[.D15]*10" office:value-type="float" office:value="70">
            <text:p>70</text:p>
          </table:table-cell>
          <table:table-cell table:formula="of:=[.E15]*10" office:value-type="float" office:value="150">
            <text:p>150</text:p>
          </table:table-cell>
          <table:table-cell table:formula="of:=[.F15]*10" office:value-type="float" office:value="310">
            <text:p>310</text:p>
          </table:table-cell>
          <table:table-cell table:formula="of:=[.G15]*10" office:value-type="float" office:value="630">
            <text:p>630</text:p>
          </table:table-cell>
          <table:table-cell table:formula="of:=[.H15]*10" office:value-type="float" office:value="1270">
            <text:p>1270</text:p>
          </table:table-cell>
          <table:table-cell table:formula="of:=[.I15]*10" office:value-type="float" office:value="2550">
            <text:p>2550</text:p>
          </table:table-cell>
          <table:table-cell table:formula="of:=[.J15]*10" office:value-type="float" office:value="5110">
            <text:p>5110</text:p>
          </table:table-cell>
          <table:table-cell table:formula="of:=[.K15]*10" office:value-type="float" office:value="10230">
            <text:p>1023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GMTP</text:p>
          </table:table-cell>
          <table:table-cell office:value-type="float" office:value="1023">
            <text:p>102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DCCP</text:p>
          </table:table-cell>
          <table:table-cell table:formula="of:=[.B19]*10" office:value-type="float" office:value="10230">
            <text:p>10230</text:p>
          </table:table-cell>
          <table:table-cell table:number-columns-repeated="9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4/11/2011</text:date>, <text:time>00:3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1-02-17T19:49:41</meta:creation-date>
    <dc:date>2011-11-14T00:31:17</dc:date>
    <meta:editing-duration>PT4H32M48S</meta:editing-duration>
    <meta:editing-cycles>26</meta:editing-cycles>
    <meta:generator>LibreOffice/3.4$Unix LibreOffice_project/340m1$Build-302</meta:generator>
    <dc:creator>Leandro </dc:creator>
    <meta:document-statistic meta:table-count="3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4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50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244cm" svg:height="13.205cm" xlink:href=".." xlink:type="simple" chart:class="chart:bar" chart:style-name="ch1">
        <chart:title svg:x="4.448cm" svg:y="-0.146cm" chart:style-name="ch2">
          <text:p>Número Máximo de Conexões vs. (GMTP, DCCP)</text:p>
        </chart:title>
        <chart:legend svg:x="6.804cm" svg:y="1.184cm" style:legend-expansion="custom" chartooo:width="8.637cm" chartooo:height="1.342cm" style:legend-expansion-aspect-ratio="6.43591654247392" chart:style-name="ch3"/>
        <chart:plot-area chart:style-name="ch4" table:cell-range-address="Planilha1.A14:Planilha1.K16" chart:data-source-has-labels="both" svg:x="1.132cm" svg:y="0.78cm" svg:width="19.605cm" svg:height="12.229cm">
          <chartooo:coordinate-region svg:x="2.309cm" svg:y="0.78cm" svg:width="18.428cm" svg:height="11.423cm"/>
          <chart:axis chart:dimension="x" chart:name="primary-x" chart:style-name="ch5" chartooo:axis-type="auto">
            <chartooo:date-scale/>
            <chart:categories table:cell-range-address="Planilha1.A15:Planilha1.A16"/>
          </chart:axis>
          <chart:axis chart:dimension="y" chart:name="primary-y" chart:style-name="ch6">
            <chart:title svg:x="0cm" svg:y="9.788cm" chart:style-name="ch7">
              <text:p>Quantidade de conexões</text:p>
            </chart:title>
            <chart:grid chart:style-name="ch8" chart:class="major"/>
            <chart:grid chart:style-name="ch8" chart:class="minor"/>
          </chart:axis>
          <chart:series chart:style-name="ch9" chart:values-cell-range-address="Planilha1.B15:Planilha1.B16" chart:label-cell-address="Planilha1.B14:Planilha1.B14" chart:class="chart:bar">
            <chart:data-point chart:repeated="2"/>
          </chart:series>
          <chart:series chart:style-name="ch10" chart:values-cell-range-address="Planilha1.C15:Planilha1.C16" chart:label-cell-address="Planilha1.C14:Planilha1.C14" chart:class="chart:bar">
            <chart:data-point chart:repeated="2"/>
          </chart:series>
          <chart:series chart:style-name="ch11" chart:values-cell-range-address="Planilha1.D15:Planilha1.D16" chart:label-cell-address="Planilha1.D14:Planilha1.D14" chart:class="chart:bar">
            <chart:data-point chart:repeated="2"/>
          </chart:series>
          <chart:series chart:style-name="ch12" chart:values-cell-range-address="Planilha1.E15:Planilha1.E16" chart:label-cell-address="Planilha1.E14:Planilha1.E14" chart:class="chart:bar">
            <chart:data-point chart:repeated="2"/>
          </chart:series>
          <chart:series chart:style-name="ch13" chart:values-cell-range-address="Planilha1.F15:Planilha1.F16" chart:label-cell-address="Planilha1.F14:Planilha1.F14" chart:class="chart:bar">
            <chart:data-point chart:repeated="2"/>
          </chart:series>
          <chart:series chart:style-name="ch14" chart:values-cell-range-address="Planilha1.G15:Planilha1.G16" chart:label-cell-address="Planilha1.G14:Planilha1.G14" chart:class="chart:bar">
            <chart:data-point chart:repeated="2"/>
          </chart:series>
          <chart:series chart:style-name="ch15" chart:values-cell-range-address="Planilha1.H15:Planilha1.H16" chart:label-cell-address="Planilha1.H14:Planilha1.H14" chart:class="chart:bar">
            <chart:data-point chart:repeated="2"/>
          </chart:series>
          <chart:series chart:style-name="ch16" chart:values-cell-range-address="Planilha1.I15:Planilha1.I16" chart:label-cell-address="Planilha1.I14:Planilha1.I14" chart:class="chart:bar">
            <chart:data-point chart:repeated="2"/>
          </chart:series>
          <chart:series chart:style-name="ch17" chart:values-cell-range-address="Planilha1.J15:Planilha1.J16" chart:label-cell-address="Planilha1.J14:Planilha1.J14" chart:class="chart:bar">
            <chart:data-point chart:repeated="2"/>
          </chart:series>
          <chart:series chart:style-name="ch18" chart:values-cell-range-address="Planilha1.K15:Planilha1.K16" chart:label-cell-address="Planilha1.K14:Planilha1.K14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ível 0</text:p>
                <draw:g>
                  <svg:desc>Planilha1.B14:Planilha1.B14</svg:desc>
                </draw:g>
              </table:table-cell>
              <table:table-cell office:value-type="string">
                <text:p>Nível 1</text:p>
                <draw:g>
                  <svg:desc>Planilha1.C14:Planilha1.C14</svg:desc>
                </draw:g>
              </table:table-cell>
              <table:table-cell office:value-type="string">
                <text:p>Nível 2</text:p>
                <draw:g>
                  <svg:desc>Planilha1.D14:Planilha1.D14</svg:desc>
                </draw:g>
              </table:table-cell>
              <table:table-cell office:value-type="string">
                <text:p>Nível 3</text:p>
                <draw:g>
                  <svg:desc>Planilha1.E14:Planilha1.E14</svg:desc>
                </draw:g>
              </table:table-cell>
              <table:table-cell office:value-type="string">
                <text:p>Nível 4</text:p>
                <draw:g>
                  <svg:desc>Planilha1.F14:Planilha1.F14</svg:desc>
                </draw:g>
              </table:table-cell>
              <table:table-cell office:value-type="string">
                <text:p>Nível 5</text:p>
                <draw:g>
                  <svg:desc>Planilha1.G14:Planilha1.G14</svg:desc>
                </draw:g>
              </table:table-cell>
              <table:table-cell office:value-type="string">
                <text:p>Nível 6</text:p>
                <draw:g>
                  <svg:desc>Planilha1.H14:Planilha1.H14</svg:desc>
                </draw:g>
              </table:table-cell>
              <table:table-cell office:value-type="string">
                <text:p>Nível 7</text:p>
                <draw:g>
                  <svg:desc>Planilha1.I14:Planilha1.I14</svg:desc>
                </draw:g>
              </table:table-cell>
              <table:table-cell office:value-type="string">
                <text:p>Nível 8</text:p>
                <draw:g>
                  <svg:desc>Planilha1.J14:Planilha1.J14</svg:desc>
                </draw:g>
              </table:table-cell>
              <table:table-cell office:value-type="string">
                <text:p>Nível 9</text:p>
                <draw:g>
                  <svg:desc>Planilha1.K14:Planilha1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MTP</text:p>
                <draw:g>
                  <svg:desc>Planilha1.A15:Planilha1.A16</svg:desc>
                </draw:g>
              </table:table-cell>
              <table:table-cell office:value-type="float" office:value="1">
                <text:p>1</text:p>
                <draw:g>
                  <svg:desc>Planilha1.B15:Planilha1.B16</svg:desc>
                </draw:g>
              </table:table-cell>
              <table:table-cell office:value-type="float" office:value="3">
                <text:p>3</text:p>
                <draw:g>
                  <svg:desc>Planilha1.C15:Planilha1.C16</svg:desc>
                </draw:g>
              </table:table-cell>
              <table:table-cell office:value-type="float" office:value="7">
                <text:p>7</text:p>
                <draw:g>
                  <svg:desc>Planilha1.D15:Planilha1.D16</svg:desc>
                </draw:g>
              </table:table-cell>
              <table:table-cell office:value-type="float" office:value="15">
                <text:p>15</text:p>
                <draw:g>
                  <svg:desc>Planilha1.E15:Planilha1.E16</svg:desc>
                </draw:g>
              </table:table-cell>
              <table:table-cell office:value-type="float" office:value="31">
                <text:p>31</text:p>
                <draw:g>
                  <svg:desc>Planilha1.F15:Planilha1.F16</svg:desc>
                </draw:g>
              </table:table-cell>
              <table:table-cell office:value-type="float" office:value="63">
                <text:p>63</text:p>
                <draw:g>
                  <svg:desc>Planilha1.G15:Planilha1.G16</svg:desc>
                </draw:g>
              </table:table-cell>
              <table:table-cell office:value-type="float" office:value="127">
                <text:p>127</text:p>
                <draw:g>
                  <svg:desc>Planilha1.H15:Planilha1.H16</svg:desc>
                </draw:g>
              </table:table-cell>
              <table:table-cell office:value-type="float" office:value="255">
                <text:p>255</text:p>
                <draw:g>
                  <svg:desc>Planilha1.I15:Planilha1.I16</svg:desc>
                </draw:g>
              </table:table-cell>
              <table:table-cell office:value-type="float" office:value="511">
                <text:p>511</text:p>
                <draw:g>
                  <svg:desc>Planilha1.J15:Planilha1.J16</svg:desc>
                </draw:g>
              </table:table-cell>
              <table:table-cell office:value-type="float" office:value="1023">
                <text:p>1023</text:p>
                <draw:g>
                  <svg:desc>Planilha1.K15:Planilha1.K16</svg:desc>
                </draw:g>
              </table:table-cell>
            </table:table-row>
            <table:table-row>
              <table:table-cell office:value-type="string">
                <text:p>DCCP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310">
                <text:p>310</text:p>
              </table:table-cell>
              <table:table-cell office:value-type="float" office:value="630">
                <text:p>630</text:p>
              </table:table-cell>
              <table:table-cell office:value-type="float" office:value="1270">
                <text:p>1270</text:p>
              </table:table-cell>
              <table:table-cell office:value-type="float" office:value="2550">
                <text:p>2550</text:p>
              </table:table-cell>
              <table:table-cell office:value-type="float" office:value="5110">
                <text:p>5110</text:p>
              </table:table-cell>
              <table:table-cell office:value-type="float" office:value="10230">
                <text:p>10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